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Similarity.sloppyFreq( int dist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imilarity.computeNorm( String field , FieldInvertState st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Similarity.tf( float freq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imilarity.getDiscountOverla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imilarity.queryNorm( float sumOfSquaredWeigh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imilarity.lengthNorm( String fieldName , int numTer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imilarity.coord( int overlap , int maxOverl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imilarity.setDiscountOverlaps( boolean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imilarity.idf( int docFreq , int numDoc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